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futar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rrikán</text:p>
          </table:table-cell>
          <table:table-cell office:value-type="string" table:style-name="ce1">
            <text:p>+36 90 123456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yalogkakukk</text:p>
          </table:table-cell>
          <table:table-cell office:value-type="string" table:style-name="ce1">
            <text:p>+36 90 666666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ömbvillám</text:p>
          </table:table-cell>
          <table:table-cell office:value-type="string" table:style-name="ce1">
            <text:p>+36 90 888888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zélvész</text:p>
          </table:table-cell>
          <table:table-cell office:value-type="string" table:style-name="ce1">
            <text:p>+36 90 25836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mperial</text:p>
          </table:table-cell>
          <table:table-cell office:value-type="string" table:style-name="ce1">
            <text:p>+36 90 987654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ppizza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pricciosa</text:p>
          </table:table-cell>
          <table:table-cell office:value-type="float" office:value="900" table:style-name="ce1">
            <text:p>90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rutti di Mare</text:p>
          </table:table-cell>
          <table:table-cell office:value-type="float" office:value="1100" table:style-name="ce1">
            <text:p>110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awaii</text:p>
          </table:table-cell>
          <table:table-cell office:value-type="float" office:value="780" table:style-name="ce1">
            <text:p>78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suvio</text:p>
          </table:table-cell>
          <table:table-cell office:value-type="float" office:value="890" table:style-name="ce1">
            <text:p>89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orrento</text:p>
          </table:table-cell>
          <table:table-cell office:value-type="float" office:value="990" table:style-name="ce1">
            <text:p>990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prendeles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19 01:27: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19 04:05:1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03-19 10:53: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19 16:26:4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020-03-20 00:03:5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20 03:02:4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20 08:35:3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020-03-20 10:52: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020-03-20 12:57:0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020-03-20 17:31: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03-20 18:24:1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21 03:03: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21 05:31:0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020-03-21 07:49:5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020-03-21 09:20: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020-03-21 17:32:2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22 02:39:5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0-03-22 04:37:5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2020-03-22 05:48:5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0-03-23 07:08:2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020-03-23 15:40:05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  <table:table table:name="ptetel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39" table:style-name="ro1">
          <table:table-cell table:number-columns-repeated="16384"/>
        </table:table-row>
      </table:table>
      <table:table table:name="pvevo" table:style-name="ta1">
        <table:table-column table:style-name="co1" table:number-columns-repeated="256" table:default-cell-style-name="ce2"/>
        <table:table-column table:style-name="co1" table:number-columns-repeated="1612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pci</text:p>
          </table:table-cell>
          <table:table-cell office:value-type="string" table:style-name="ce1">
            <text:p>Kerekerdő Kis tisztás 2. Ágyacska 1.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idor</text:p>
          </table:table-cell>
          <table:table-cell office:value-type="string" table:style-name="ce1">
            <text:p>Kerekerdő Kis tisztás 2. Ágyacska 2.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udor</text:p>
          </table:table-cell>
          <table:table-cell office:value-type="string" table:style-name="ce1">
            <text:p>Kerekerdő Kis tisztás 2. Ágyacska 3.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uka</text:p>
          </table:table-cell>
          <table:table-cell office:value-type="string" table:style-name="ce1">
            <text:p>Kerekerdő Kis tisztás 2. Ágyacska 4.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zende</text:p>
          </table:table-cell>
          <table:table-cell office:value-type="string" table:style-name="ce1">
            <text:p>Kerekerdő Kis tisztás 2. Ágyacska 5.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zundi</text:p>
          </table:table-cell>
          <table:table-cell office:value-type="string" table:style-name="ce1">
            <text:p>Kerekerdő Kis tisztás 2. Ágyacska 6.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orgó</text:p>
          </table:table-cell>
          <table:table-cell office:value-type="string" table:style-name="ce1">
            <text:p>Kerekerdő Kis tisztás 2. Ágyacska 7.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hpMyAdmin 4.9.2</meta:initial-creator>
    <dc:creator>Sanyi</dc:creator>
    <meta:creation-date>2020-03-29T17:50:56Z</meta:creation-date>
    <dc:date>2020-03-29T15:51:40Z</dc:date>
  </office:meta>
</office:document-meta>
</file>